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Condensed" svg:font-family="'DejaVu Sans Condensed'"/>
    <style:font-face style:name="roboto condensed" svg:font-family="'roboto condensed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Contents">
      <style:paragraph-properties fo:margin-left="0cm" fo:margin-right="0cm" fo:orphans="2" fo:widows="2" fo:text-indent="0cm" style:auto-text-indent="false"/>
    </style:style>
    <style:style style:name="P2" style:family="paragraph" style:parent-style-name="List_20_Contents">
      <style:paragraph-properties fo:margin-left="0cm" fo:margin-right="0cm" fo:orphans="2" fo:widows="2" fo:text-indent="0cm" style:auto-text-indent="false"/>
      <style:text-properties fo:font-variant="normal" fo:text-transform="none" fo:color="#333333" style:font-name="roboto condensed" fo:font-size="10.5pt" fo:letter-spacing="normal" fo:font-style="normal" fo:font-weight="bold"/>
    </style:style>
    <style:style style:name="P3" style:family="paragraph" style:parent-style-name="List_20_Contents">
      <style:paragraph-properties fo:margin-left="0cm" fo:margin-right="0cm" fo:orphans="2" fo:widows="2" fo:text-indent="0cm" style:auto-text-indent="false"/>
      <style:text-properties fo:font-variant="normal" fo:text-transform="none" fo:color="#333333" style:font-name="roboto condensed" fo:font-size="10.5pt" fo:letter-spacing="normal" fo:font-style="normal" fo:font-weight="normal"/>
    </style:style>
    <style:style style:name="P4" style:family="paragraph" style:parent-style-name="List_20_Heading">
      <style:paragraph-properties fo:margin-left="0cm" fo:margin-right="0cm" fo:orphans="2" fo:widows="2" fo:text-indent="0cm" style:auto-text-indent="false"/>
      <style:text-properties fo:font-variant="normal" fo:text-transform="none" fo:color="#333333" style:font-name="roboto condensed" fo:font-size="10.5pt" fo:letter-spacing="normal" fo:font-style="normal" fo:font-weight="bold"/>
    </style:style>
    <style:style style:name="P5" style:family="paragraph" style:parent-style-name="_3c_l_3e_">
      <style:paragraph-properties fo:margin-left="0cm" fo:margin-right="0cm" fo:text-indent="0cm" style:auto-text-indent="false"/>
      <style:text-properties officeooo:rsid="0016ed1e" officeooo:paragraph-rsid="0016ed1e"/>
    </style:style>
    <style:style style:name="P6" style:family="paragraph" style:parent-style-name="_3c_l_3e_">
      <style:paragraph-properties fo:margin-left="0cm" fo:margin-right="0cm" fo:text-indent="0cm" style:auto-text-indent="false"/>
      <style:text-properties officeooo:rsid="001869bd" officeooo:paragraph-rsid="001869bd"/>
    </style:style>
    <style:style style:name="P7" style:family="paragraph" style:parent-style-name="_3c_l_3e_">
      <style:paragraph-properties fo:margin-left="0cm" fo:margin-right="0cm" fo:text-indent="0cm" style:auto-text-indent="false"/>
      <style:text-properties officeooo:rsid="0019af3c" officeooo:paragraph-rsid="0019af3c"/>
    </style:style>
    <style:style style:name="P8" style:family="paragraph" style:parent-style-name="_3c_l_3e_">
      <style:paragraph-properties fo:margin-left="0cm" fo:margin-right="0cm" fo:text-indent="0cm" style:auto-text-indent="false"/>
      <style:text-properties fo:font-style="italic" officeooo:rsid="0019af3c" officeooo:paragraph-rsid="0019af3c" style:font-style-asian="italic" style:font-style-complex="italic"/>
    </style:style>
    <style:style style:name="P9" style:family="paragraph" style:parent-style-name="_3c_l_3e_">
      <style:paragraph-properties fo:margin-left="0cm" fo:margin-right="0cm" fo:text-indent="0cm" style:auto-text-indent="false"/>
      <style:text-properties fo:font-style="normal" officeooo:rsid="0019af3c" officeooo:paragraph-rsid="0019af3c" style:font-style-asian="normal" style:font-style-complex="normal"/>
    </style:style>
    <style:style style:name="P10" style:family="paragraph" style:parent-style-name="_3c_l_3e_">
      <style:paragraph-properties fo:margin-left="0cm" fo:margin-right="0cm" fo:text-indent="0cm" style:auto-text-indent="false"/>
      <style:text-properties fo:font-style="normal" officeooo:rsid="001b855c" officeooo:paragraph-rsid="001b855c" style:font-style-asian="normal" style:font-style-complex="normal"/>
    </style:style>
    <style:style style:name="P11" style:family="paragraph" style:parent-style-name="_3c_l_3e_">
      <style:text-properties officeooo:rsid="0015b93e" officeooo:paragraph-rsid="0015b93e"/>
    </style:style>
    <style:style style:name="P12" style:family="paragraph" style:parent-style-name="_3c_l_3e_">
      <style:text-properties officeooo:rsid="0016ed1e" officeooo:paragraph-rsid="0016ed1e"/>
    </style:style>
    <style:style style:name="T1" style:family="text">
      <style:text-properties fo:font-variant="normal" fo:text-transform="none" fo:color="#333333" style:font-name="roboto condensed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roboto condensed" fo:font-size="10.5pt" fo:letter-spacing="normal" fo:font-style="normal" fo:font-weight="normal" officeooo:rsid="0015b93e"/>
    </style:style>
    <style:style style:name="T3" style:family="text">
      <style:text-properties fo:font-variant="normal" fo:text-transform="none" fo:color="#333333" style:font-name="roboto condensed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869bd" style:font-style-asian="normal" style:font-style-complex="normal"/>
    </style:style>
    <style:style style:name="T6" style:family="text">
      <style:text-properties fo:font-style="normal" officeooo:rsid="004852b6" style:font-style-asian="normal" style:font-style-complex="normal"/>
    </style:style>
    <style:style style:name="T7" style:family="text">
      <style:text-properties officeooo:rsid="004852b6"/>
    </style:style>
    <style:style style:name="T8" style:family="text">
      <style:text-properties officeooo:rsid="0016ed1e"/>
    </style:style>
    <style:style style:name="T9" style:family="text">
      <style:text-properties officeooo:rsid="001c85b4"/>
    </style:style>
    <style:style style:name="T10" style:family="text">
      <style:text-properties officeooo:rsid="001e87ea"/>
    </style:style>
    <style:style style:name="T11" style:family="text">
      <style:text-properties officeooo:rsid="001ef014"/>
    </style:style>
    <style:style style:name="T12" style:family="text">
      <style:text-properties officeooo:rsid="001f85f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gallica.bnf.fr/ark:/12148/bpt6k57236890/f3.image" text:style-name="Internet_20_link" text:visited-style-name="Visited_20_Internet_20_Link">https://gallica.bnf.fr/ark:/12148/bpt6k57236890/f3.image</text:a> </text:p>
      <text:p text:style-name="P4">Titre :  </text:p>
      <text:p text:style-name="P1"><text:span text:style-name="T1">L'Orphée grotesque, avec le bal rustique. En vers burlesques. </text:span><text:span text:style-name="T2">Deuxième</text:span><text:span text:style-name="T1"> partie.</text:span></text:p>
      <text:p text:style-name="P4">Éditeur :  </text:p>
      <text:p text:style-name="P3">A Paris, chez Sebastien Martin, ruë S. Jean de Latran, prés le College royal, devant S. Benoist. M. DC. XLIX. Avec permission.</text:p>
      <text:p text:style-name="P4">Date d'édition :  </text:p>
      <text:p text:style-name="P3">1649</text:p>
      <text:p text:style-name="P4">Type :  </text:p>
      <text:p text:style-name="P3">monographie imprimée</text:p>
      <text:p text:style-name="P4">Langue :  </text:p>
      <text:p text:style-name="P3">français</text:p>
      <text:p text:style-name="P4">Format :  </text:p>
      <text:p text:style-name="P3"><text:bookmark text:name="descriptionCollapseChild"/>20 p. (sig. A-E2) ; in-4<draw:frame draw:style-name="fr1" draw:name="descriptionCollapseChild2" text:anchor-type="char" svg:width="0.041cm" draw:z-index="0"><draw:text-box fo:min-height="0.041cm"><text:p text:style-name="Text_20_body"/></draw:text-box></draw:frame></text:p>
      <text:p text:style-name="P4">Format :  </text:p>
      <text:p text:style-name="P3"><text:bookmark text:name="descriptionCollapseChild1"/>Nombre total de vues : 34<draw:frame draw:style-name="fr1" draw:name="descriptionCollapseChild21" text:anchor-type="char" svg:width="0.041cm" draw:z-index="1"><draw:text-box fo:min-height="0.041cm"><text:p text:style-name="Text_20_body"/></draw:text-box></draw:frame></text:p>
      <text:p text:style-name="P4">Description :  </text:p>
      <text:p text:style-name="P3"><text:bookmark text:name="descriptionCollapseChild2"/>[Mazarinade. 1649]<draw:frame draw:style-name="fr1" draw:name="descriptionCollapseChild22" text:anchor-type="char" svg:width="0.041cm" draw:z-index="2"><draw:text-box fo:min-height="0.041cm"><text:p text:style-name="Text_20_body"/></draw:text-box></draw:frame></text:p>
      <text:p text:style-name="P4">Description :  </text:p>
      <text:p text:style-name="P3"><text:bookmark text:name="descriptionCollapseChild3"/>Avec mode texte<draw:frame draw:style-name="fr1" draw:name="descriptionCollapseChild23" text:anchor-type="char" svg:width="0.041cm" draw:z-index="3"><draw:text-box fo:min-height="0.041cm"><text:p text:style-name="Text_20_body"/></draw:text-box></draw:frame></text:p>
      <text:p text:style-name="P4">Droits :  </text:p>
      <text:p text:style-name="P3">domaine public</text:p>
      <text:p text:style-name="P4">Identifiant :  </text:p>
      <text:p text:style-name="P1"><text:a xlink:type="simple" xlink:href="https://gallica.bnf.fr/ark:/12148/bpt6k57236890" office:target-frame-name="_blank" xlink:show="new" text:style-name="Internet_20_link" text:visited-style-name="Visited_20_Internet_20_Link"><text:span text:style-name="T3">ark:/12148/bpt6k57236890</text:span></text:a></text:p>
      <text:p text:style-name="P4">Source :  </text:p>
      <text:p text:style-name="P1"><text:span text:style-name="T1">Bibliothèque nationale de France, département Littérature et art, YE-3792</text:span> </text:p>
      <text:p text:style-name="P1"/>
      <text:h text:style-name="Heading_20_1" text:outline-level="1">L’Orphée grotesque, avec le bal rustique. En vers burlesques.</text:h>
      <text:h text:style-name="Heading_20_2" text:outline-level="2">L’Orphée qui dechante,<text:line-break/>avec les rudes Joüeuses ou les Bacchantes.<text:line-break/>En vers Burlesques</text:h>
      <text:p text:style-name="P11"><text:span text:style-name="_3c_pb_3e_"><text:span text:style-name="T7">[</text:span></text:span><text:span text:style-name="_3c_pb_3e_">3</text:span><text:span text:style-name="_3c_pb_3e_"><text:span text:style-name="T7">]</text:span></text:span>Tel qui pour dormir ou pour boire</text:p>
      <text:p text:style-name="P11">Ne lasche rien de sa memoire,</text:p>
      <text:p text:style-name="P11">Dira que j’estois enchanté</text:p>
      <text:p text:style-name="P11">De ce chantre que j’ay chanté ;</text:p>
      <text:p text:style-name="P11">Que ma cervelle estoit coëffée</text:p>
      <text:p text:style-name="P11">De cette archi-vielle d’Orphée,</text:p>
      <text:p text:style-name="P11">Et qu’yure, ou du moins endormy,</text:p>
      <text:p text:style-name="P11">Je ne fis d’un compte à demy :</text:p>
      <text:p text:style-name="P11">Mais mon comptant roulle assez preste,</text:p>
      <text:p text:style-name="P11">Pour m’acquitter bien-tost du reste,</text:p>
      <text:p text:style-name="P11">Et puisqu’on m’en fait souvenir,</text:p>
      <text:p text:style-name="P11">À tout bon compte revenir.</text:p>
      <text:p text:style-name="P11">Le Vielleur veuf de sa Femelle</text:p>
      <text:p text:style-name="P11">S’en consoloit avec sa vielle,</text:p>
      <text:p text:style-name="P11"><text:soft-page-break/>Et viella mieux tant qu’il fut saou</text:p>
      <text:p text:style-name="P11">Qu’un vielleur ne fait pour un sou :</text:p>
      <text:p text:style-name="P11">Saou qu’il fut il fut plus alaigre</text:p>
      <text:p text:style-name="P11">Qu’un poulain gras, et qu’un chat maigre ;</text:p>
      <text:p text:style-name="P11"><text:span text:style-name="_3c_pb_3e_"><text:span text:style-name="T7">[</text:span></text:span><text:span text:style-name="_3c_pb_3e_">4</text:span><text:span text:style-name="_3c_pb_3e_"><text:span text:style-name="T7">]</text:span></text:span>Mais son foye un peu trop gourmand</text:p>
      <text:p text:style-name="P11">Devora son soulagement ;</text:p>
      <text:p text:style-name="P11">Cette carrelure de ventre</text:p>
      <text:p text:style-name="P11">Ne dura guere au pauvre chantre :</text:p>
      <text:p text:style-name="P11">À mesure qu’il dessouloit</text:p>
      <text:p text:style-name="P11">Son veuvage renouvelloit,</text:p>
      <text:p text:style-name="P11">Et son veuvage et sa famine</text:p>
      <text:p text:style-name="P11">Ramena sa verve chagrine :</text:p>
      <text:p text:style-name="P11">Quand ce veuf trop enamouré</text:p>
      <text:p text:style-name="P11">Eust plus geint et plus soupiré</text:p>
      <text:p text:style-name="P11">Qu’un vieux soufflet d’orgue ou de forge</text:p>
      <text:p text:style-name="P11">Par le soupirail de sa gorge,</text:p>
      <text:p text:style-name="P11">Et fait boüillonner les ruisseaux</text:p>
      <text:p text:style-name="P11">De ses pleurs, dont il pleut à seaux.</text:p>
      <text:p text:style-name="P11">De chagrin sa ratelle enceinte</text:p>
      <text:p text:style-name="P11">Avorta d’une estrange pleinte</text:p>
      <text:p text:style-name="P11">Que retint, et me revela</text:p>
      <text:p text:style-name="P11">Un zephir qui venoit de là.</text:p>
      <text:p text:style-name="P11">« Ah ! ma pauvre femme encore fille,</text:p>
      <text:p text:style-name="P11">J’enrage, renaque et petille ;</text:p>
      <text:p text:style-name="P11">Que nostre amour qui prend un rat</text:p>
      <text:p text:style-name="P11">Manque au premier poinct du contract</text:p>
      <text:p text:style-name="P11">Où je t’ay bien moins estrennée,</text:p>
      <text:p text:style-name="P11">Que Didon ne la fut d’Énée ;</text:p>
      <text:p text:style-name="P11">Quoy que tu vaille bien Didon ;</text:p>
      <text:p text:style-name="P11">Beauté fraiche comme un gardon,</text:p>
      <text:p text:style-name="P11">Tout verd-galand qui se marie</text:p>
      <text:p text:style-name="P11">M’en fera piece ou raillerie :</text:p>
      <text:p text:style-name="P11"><text:span text:style-name="_3c_pb_3e_"><text:span text:style-name="T7">[</text:span></text:span><text:span text:style-name="_3c_pb_3e_">5</text:span><text:span text:style-name="_3c_pb_3e_"><text:span text:style-name="T7">]</text:span></text:span>Pluton en fait le goguenard,</text:p>
      <text:p text:style-name="P11">Et Caron m’en crie au renard ;</text:p>
      <text:p text:style-name="P11">Loin de m’en plaindre, la Burlesque</text:p>
      <text:p text:style-name="P11">M’acheve de peindre en grotesque :</text:p>
      <text:p text:style-name="P11">Tous les railleurs m’en railleront,</text:p>
      <text:p text:style-name="P11"><text:soft-page-break/>Et quand les prudes m’en loüeront</text:p>
      <text:p text:style-name="P11">De t’avoir jusqu’au mariage</text:p>
      <text:p text:style-name="P11">Laissé ton joyau de fillage,</text:p>
      <text:p text:style-name="P11">Tu m’en sçauras point de gré,</text:p>
      <text:p text:style-name="P11">Toy, qui fuyant m’as denigré,</text:p>
      <text:p text:style-name="P11">Aussi pourquoy meurs-tu si v<text:span text:style-name="T9">i</text:span>ste,</text:p>
      <text:p text:style-name="P11">Tu boites et quittes ton giste :</text:p>
      <text:p text:style-name="P11">Boitant, tu cours mieux qu’un pieton</text:p>
      <text:p text:style-name="P11">Coucher au Serrail de Pluton,</text:p>
      <text:p text:style-name="P11">Que la Parque a fait son coup preste ;</text:p>
      <text:p text:style-name="P11">Maudit soit-il, la male peste</text:p>
      <text:p text:style-name="P11">Du serpent couvert d’un gazon</text:p>
      <text:p text:style-name="P11">Qui t’a mordu en trahison,</text:p>
      <text:p text:style-name="P11">Navrant d’une mesme morsure</text:p>
      <text:p text:style-name="P11">Ton gros orteil et ma fressure :</text:p>
      <text:p text:style-name="P11">J’aurois vû de moins mauvais œil</text:p>
      <text:p text:style-name="P11">Mouche ardente sur ton orteil,</text:p>
      <text:p text:style-name="P11">Faut-il qu’en dançant sur l’herbette</text:p>
      <text:p text:style-name="P11">Cloton t’ait <text:span text:style-name="T8">donné la gambette,</text:span></text:p>
      <text:p text:style-name="P12">Quelle t’ait fait boiter plus bas</text:p>
      <text:p text:style-name="P12">Qu’un encloüé cheval de bas,</text:p>
      <text:p text:style-name="P12">Ou pour te pleindre en plus haut stile</text:p>
      <text:p text:style-name="P12">T’ait ferve au pied comme Achile.</text:p>
      <text:p text:style-name="P12"><text:span text:style-name="_3c_pb_3e_"><text:span text:style-name="T7">[</text:span></text:span><text:span text:style-name="_3c_pb_3e_">6</text:span><text:span text:style-name="_3c_pb_3e_"><text:span text:style-name="T7">]</text:span></text:span>Pauvrette, qu’en toy j’ay perdu,</text:p>
      <text:p text:style-name="P12">Ton lezard m’a le plus mordu,</text:p>
      <text:p text:style-name="P12">Apres toy dans quelle trouvaille</text:p>
      <text:p text:style-name="P12">Puis-je trouver femme qui vaille ?</text:p>
      <text:p text:style-name="P12">Apres toy qui me valois bien</text:p>
      <text:p text:style-name="P12">Femme ne me sera de rien ;</text:p>
      <text:p text:style-name="P12">Par ma vielle je te proteste</text:p>
      <text:p text:style-name="P12">D’envoyer paistre tout le reste :</text:p>
      <text:p text:style-name="P12">Nargue du sexe et de Cypris</text:p>
      <text:p text:style-name="P12">Si je la sers plus à tel prix,</text:p>
      <text:p text:style-name="P12">Je veux bien qu’elle me regale</text:p>
      <text:p text:style-name="P12">De la podagre ou de la galle ;</text:p>
      <text:p text:style-name="P12">On me verra plus hardiment</text:p>
      <text:p text:style-name="P12">Rompre le col que mon serment. »</text:p>
      <text:p text:style-name="P12"><text:soft-page-break/>Le fol, il a dit sa sentence :</text:p>
      <text:p text:style-name="P12">Desja le beau sexe le tence ;</text:p>
      <text:p text:style-name="P12">Belles qu’Amour fait tant valoir,</text:p>
      <text:p text:style-name="P12">Qu’il nous range à vostre vouloir ;</text:p>
      <text:p text:style-name="P12">S’il renaissoit beaucoup d’Orphées,</text:p>
      <text:p text:style-name="P12">Vous seriez bien mal attristées :</text:p>
      <text:p text:style-name="P12">À bon chat, bon rat, diriez-vous,</text:p>
      <text:p text:style-name="P12">Vous y perdriez moins qu’eux tous.</text:p>
      <text:p text:style-name="P12">Mais j’entends Cyp<text:span text:style-name="T9">r</text:span>is renfrognée,</text:p>
      <text:p text:style-name="P12">Dire en ton de femme indignée,</text:p>
      <text:p text:style-name="P12">Traistre ennemy de nos esbats,</text:p>
      <text:p text:style-name="P12">Maraud, je t’envoyeray là-bas</text:p>
      <text:p text:style-name="P12">Avec ta femme la boittasse</text:p>
      <text:p text:style-name="P12">Braire et vieller de bonne grace :</text:p>
      <text:p text:style-name="P12"><text:span text:style-name="_3c_pb_3e_"><text:span text:style-name="T7">[</text:span></text:span><text:span text:style-name="_3c_pb_3e_">7</text:span><text:span text:style-name="_3c_pb_3e_"><text:span text:style-name="T7">]</text:span></text:span>Oüy, tu mouras, cela vaut fait,</text:p>
      <text:p text:style-name="P12">J’en jure par mon attiffet,</text:p>
      <text:p text:style-name="P12">Comme tu jures par ta vielle,</text:p>
      <text:p text:style-name="P12">De n’aimer plus laide ny belle ;</text:p>
      <text:p text:style-name="P12">Venus sans delay ny repit,</text:p>
      <text:p text:style-name="P12">Va dire à Bacchus son depit :</text:p>
      <text:p text:style-name="P12">D’abord la flatteuse goüine</text:p>
      <text:p text:style-name="P12">L’amadoüe et l’ambaboüine,</text:p>
      <text:p text:style-name="P12">Luy remonstre en son fin patois,</text:p>
      <text:p text:style-name="P12">Qu’elle est courtoise aux gens courtois :</text:p>
      <text:p text:style-name="P12">La matoise, c’est bien l’entendre,</text:p>
      <text:p text:style-name="P12">De le piquer par le plus tendre ;</text:p>
      <text:p text:style-name="P12">Il n’ose refuser Venus,</text:p>
      <text:p text:style-name="P12">Craignant d’elle d’autres refus.</text:p>
      <text:p text:style-name="P12">« Compere Bacchus, luy dit-elle,</text:p>
      <text:p text:style-name="P12">Je te plait, je te semble belle,</text:p>
      <text:p text:style-name="P12">Mais un ladre de musicien,</text:p>
      <text:p text:style-name="P12">Qui beffle mon sexe et le tien,</text:p>
      <text:p text:style-name="P12">Soüillant la gloire masculine,</text:p>
      <text:p text:style-name="P12">Nargue la beauté feminine ;</text:p>
      <text:p text:style-name="P12">Je te plait, j’empaume les Dieux,</text:p>
      <text:p text:style-name="P12">Et ce faquin me crache aux yeux.</text:p>
      <text:p text:style-name="P12">Vange nostre commune injure,</text:p>
      <text:p text:style-name="P12"><text:soft-page-break/>Mon gros garçon je t’en conjure ;</text:p>
      <text:p text:style-name="P12">Mets en compotte et charcutis</text:p>
      <text:p text:style-name="P12">Ce fleau de nos appetits :</text:p>
      <text:p text:style-name="P12">Lasche sur cette infame engeance</text:p>
      <text:p text:style-name="P12">Tes Bacchantes en diligence. »</text:p>
      <text:p text:style-name="P12"><text:span text:style-name="_3c_pb_3e_"><text:span text:style-name="T7">[</text:span></text:span><text:span text:style-name="_3c_pb_3e_">8</text:span><text:span text:style-name="_3c_pb_3e_"><text:span text:style-name="T7">]</text:span></text:span>Il tombe avec elle d’accord,</text:p>
      <text:p text:style-name="P12">Orphée ils ont juré ta mort.</text:p>
      <text:p text:style-name="P12">Quel si gueux violon t’envie,</text:p>
      <text:p text:style-name="P12">Et voudroit donner ta vie</text:p>
      <text:p text:style-name="P5">Les vieilles gregues d’un pendu,</text:p>
      <text:p text:style-name="P5">Depuis que Venus t’a vendu,</text:p>
      <text:p text:style-name="P5">À ces y<text:span text:style-name="T10">v</text:span>rognesses de Thrace,</text:p>
      <text:p text:style-name="P5">Qui tiennent l’y<text:span text:style-name="T11">v</text:span>resse de race,</text:p>
      <text:p text:style-name="P5">Et s’embeguinent le cerveau</text:p>
      <text:p text:style-name="P5">D’une jatte de vin nouveau.</text:p>
      <text:p text:style-name="P5">La moindre n’en est pas sevrée,</text:p>
      <text:p text:style-name="P5">Bacchus leur donne sa livrée,</text:p>
      <text:p text:style-name="P5">Vois-tu sous leurs fronts bourgeonnez</text:p>
      <text:p text:style-name="P5">Flamber les rubis de leurs nez :</text:p>
      <text:p text:style-name="P5">Leurs trognes d’yuresse enfumées</text:p>
      <text:p text:style-name="P5">Et leurs mains de tyrses armées,</text:p>
      <text:p text:style-name="P5">Avec leurs piques d’eschalas</text:p>
      <text:p text:style-name="P5">Contrefaire icy les Pallas.</text:p>
      <text:p text:style-name="P5">Oys-tu ces maudites Menades</text:p>
      <text:p text:style-name="P5">Dans leurs fieres Pantalonades</text:p>
      <text:p text:style-name="P6">Joüer sur le cul d’un chaudron</text:p>
      <text:p text:style-name="P6">D’autres airs que ceux de Guedron,</text:p>
      <text:p text:style-name="P6">Dont ces Amazones barbares</text:p>
      <text:p text:style-name="P6">Sonnent leurs horribles fanfares :</text:p>
      <text:p text:style-name="P6">Cette meutte yure court aux bois</text:p>
      <text:p text:style-name="P6">Mettre son gibier aux abois,</text:p>
      <text:p text:style-name="P6">Lorsqu’au son de sa vielle il berce</text:p>
      <text:p text:style-name="P6">Sa raison cheute à <text:span text:style-name="T9">l</text:span>a renverse ;</text:p>
      <text:p text:style-name="P6"><text:span text:style-name="_3c_pb_3e_"><text:span text:style-name="T7">[</text:span></text:span><text:span text:style-name="_3c_pb_3e_">9</text:span><text:span text:style-name="_3c_pb_3e_"><text:span text:style-name="T7">]</text:span></text:span>On va bien malgré vielle et son</text:p>
      <text:p text:style-name="P6">Le bercer d’un autre façon,</text:p>
      <text:p text:style-name="P6">Quand desja la meutte le fleure,</text:p>
      <text:p text:style-name="P6">Ce fou l’attend à la malheure ;</text:p>
      <text:p text:style-name="P6"><text:soft-page-break/>Peust-il s’emboiter d’extrement</text:p>
      <text:p text:style-name="P6">Dans l’estuy de son instrument ?</text:p>
      <text:p text:style-name="P6">D’eust-elle en se donnant carriere</text:p>
      <text:p text:style-name="P6">Rouller la boiste en la riviere.</text:p>
      <text:p text:style-name="P6">Fremit-il point à tant d’abois,</text:p>
      <text:p text:style-name="P6">Dont leur gueule estonne ce bois :</text:p>
      <text:p text:style-name="P6">Ah ! j’en tremble pour ce pauvre homme</text:p>
      <text:p text:style-name="P6">Bien luy prend si sa peur l’assomme.</text:p>
      <text:p text:style-name="P6">La meutte d’un cry bestial</text:p>
      <text:p text:style-name="P6">Donne à la parque le signal,</text:p>
      <text:p text:style-name="P6">Et semond le chantre à la feste,</text:p>
      <text:p text:style-name="P6">D’une pierre à travers la teste.</text:p>
      <text:p text:style-name="P6">La pierre à qui le son charmant</text:p>
      <text:p text:style-name="P6">Rompt le rapide mouvement,</text:p>
      <text:p text:style-name="P6">Brimballe prés du nez d’Orphée</text:p>
      <text:p text:style-name="P6">Invisiblement a graffée</text:p>
      <text:p text:style-name="P6">Aux fredons qui la font trembler</text:p>
      <text:p text:style-name="P6">D’avoir volé pour l’accabler.</text:p>
      <text:p text:style-name="P6">Violons marchez en grand erre,</text:p>
      <text:p text:style-name="P6">Parmy les gresles de la guerre,</text:p>
      <text:p text:style-name="P6">Il n’y fait pas mauvais pour vous</text:p>
      <text:p text:style-name="P6">Si les beaux sons parent les coups.</text:p>
      <text:p text:style-name="P6">Alte, dans l’honneur qui vous pique</text:p>
      <text:p text:style-name="P6">Conservez-vous pour la musique</text:p>
      <text:p text:style-name="P6"><text:span text:style-name="_3c_pb_3e_"><text:span text:style-name="T7">[</text:span></text:span><text:span text:style-name="_3c_pb_3e_">10</text:span><text:span text:style-name="_3c_pb_3e_"><text:span text:style-name="T7">]</text:span></text:span>Les perils vous pourroient heurter,</text:p>
      <text:p text:style-name="P6">Car voicy bien à dechanter :</text:p>
      <text:p text:style-name="P6">L’abord de ces vives Meduses</text:p>
      <text:p text:style-name="P6">Met le Bemol hors de ses ruses ;</text:p>
      <text:p text:style-name="P7">Ses accords fugues tremblemens</text:p>
      <text:p text:style-name="P7">S’estouffent dans leurs hurlemens.</text:p>
      <text:p text:style-name="P7">Il s’en mocquera s’il escampe,</text:p>
      <text:p text:style-name="P7">Mais ses pieds de peur ont la crampe,</text:p>
      <text:p text:style-name="P7">Plus qu’estourdy, pis que troublé,</text:p>
      <text:p text:style-name="P7">Il est mieux pris que dans un blé.</text:p>
      <text:p text:style-name="P7">Le pauvre chantre hors de game,</text:p>
      <text:p text:style-name="P7">Desja pense à revoir sa femme ;</text:p>
      <text:p text:style-name="P7">La vielle tremble sans fredon,</text:p>
      <text:p text:style-name="P7"><text:soft-page-break/>Pour son vielleur à l’abandon :</text:p>
      <text:p text:style-name="P7">Car la Bacchantesque furie</text:p>
      <text:p text:style-name="P7">N’entend point icy raillerie.</text:p>
      <text:p text:style-name="P8">Quartier, quartier,<text:span text:style-name="T4"> oüy volontiers</text:span></text:p>
      <text:p text:style-name="P9">Elle va le mettre en quartiers ;</text:p>
      <text:p text:style-name="P9">Il sonne en vain, Bacchus estoupe</text:p>
      <text:p text:style-name="P9">L’oreille à la brutale troupe,</text:p>
      <text:p text:style-name="P9">Plus dure à la pitié pour luy</text:p>
      <text:p text:style-name="P9">Qu’un Juif pour la bourse d’autruy.</text:p>
      <text:p text:style-name="P9">Qu’un postillon pour sa mazette,</text:p>
      <text:p text:style-name="P9">Qu’un bon drille pour la poullette,</text:p>
      <text:p text:style-name="P9">Qu’un charcutier pour un verat</text:p>
      <text:p text:style-name="P9">Et qu’un gros matou pour un rat.</text:p>
      <text:p text:style-name="P9">Jamais pauvre cerf que relance,</text:p>
      <text:p text:style-name="P9">Limier, veneur, gueule, espieu, lance,</text:p>
      <text:p text:style-name="P8"><text:span text:style-name="_3c_pb_3e_"><text:span text:style-name="T6">[</text:span></text:span><text:span text:style-name="_3c_pb_3e_"><text:span text:style-name="T5">1</text:span></text:span><text:span text:style-name="_3c_pb_3e_"><text:span text:style-name="T4">1</text:span></text:span><text:span text:style-name="_3c_pb_3e_"><text:span text:style-name="T6">]</text:span></text:span><text:span text:style-name="T4">N’est plus noblement charcuté</text:span></text:p>
      <text:p text:style-name="P9">Pour la garnison d’un pasté,</text:p>
      <text:p text:style-name="P9">Qu’icy l’est le bon homme Orphée</text:p>
      <text:p text:style-name="P9">Par cette canaille eschauffée ;</text:p>
      <text:p text:style-name="P9">C’est à qui luy hachera mieux</text:p>
      <text:p text:style-name="P9">Le nez, les oreilles, les yeux.</text:p>
      <text:p text:style-name="P9">Qui l’éborgne aussi-tost l’aveugle</text:p>
      <text:p text:style-name="P9">Dont il rugit, brait, heurle et meugle,</text:p>
      <text:p text:style-name="P9">Bon pour luy s’il y pert les yeux</text:p>
      <text:p text:style-name="P9">Un franc vielleur n’en vaut que mieux</text:p>
      <text:p text:style-name="P9">Par dépit leur rage passe outre,</text:p>
      <text:p text:style-name="P9">Mieux fait là qui plus mal l’accoustre</text:p>
      <text:p text:style-name="P9">Les cailloux tyrses et bastons</text:p>
      <text:p text:style-name="P9">Luy font des abrevoirs à tons ;</text:p>
      <text:p text:style-name="P9">Pour le coup de grace on luy ruë</text:p>
      <text:p text:style-name="P9">Les ferrailles d’une charruë,</text:p>
      <text:p text:style-name="P9">Qui luy font à divers fendants</text:p>
      <text:p text:style-name="P9">Voler la cervelle et les dents</text:p>
      <text:p text:style-name="P9">On gouspille jusqu’en son ventre</text:p>
      <text:p text:style-name="P9">La musique qui s’y concentre</text:p>
      <text:p text:style-name="P9">Ce meurtre atroce affreux fracas</text:p>
      <text:p text:style-name="P9">Blesse-il point les delicats ;</text:p>
      <text:p text:style-name="P9"><text:soft-page-break/>Ce jeu sent trop la boucheri<text:span text:style-name="T12">e</text:span></text:p>
      <text:p text:style-name="P9">Pleurez-en si bien que j’en rie :</text:p>
      <text:p text:style-name="P9">La belle esperance aux corbeaux</text:p>
      <text:p text:style-name="P9">De voir nostre chantre en lambeaux ;</text:p>
      <text:p text:style-name="P9">Quoy qu’à l’objet de playe et bosse</text:p>
      <text:p text:style-name="P9">Un barbier pense estre à la noce</text:p>
      <text:p text:style-name="P8"><text:span text:style-name="_3c_pb_3e_"><text:span text:style-name="T6">[</text:span></text:span><text:span text:style-name="_3c_pb_3e_"><text:span text:style-name="T5">1</text:span></text:span><text:span text:style-name="_3c_pb_3e_"><text:span text:style-name="T4">2</text:span></text:span><text:span text:style-name="_3c_pb_3e_"><text:span text:style-name="T6">]</text:span></text:span><text:span text:style-name="T4">Il seroit décontenancé</text:span></text:p>
      <text:p text:style-name="P9">Prés de ce malheureux fracassé</text:p>
      <text:p text:style-name="P9">Sur qui cette race ennemie</text:p>
      <text:p text:style-name="P9">Fait la premiere anatomie :</text:p>
      <text:p text:style-name="P9">Et qui pis est sans bistoury</text:p>
      <text:p text:style-name="P9">Dont le pauvre homme estoit mary.</text:p>
      <text:p text:style-name="P9">Mais quoy qu’au lieu de l’art l’yuresse</text:p>
      <text:p text:style-name="P9">Le dissequast tout sans justesse</text:p>
      <text:p text:style-name="P9">De la prend son extraction</text:p>
      <text:p text:style-name="P9">Damoiselle dissection</text:p>
      <text:p text:style-name="P9">Quand le gibet rend quelque obene</text:p>
      <text:p text:style-name="P9">Aux charcutiers de viande humaine.</text:p>
      <text:p text:style-name="P9">Concluons mieux cét entretien,</text:p>
      <text:p text:style-name="P9">Je cognoist des femmes de bien</text:p>
      <text:p text:style-name="P9">Ou qui du moins en ont la mine,</text:p>
      <text:p text:style-name="P9">Qui d’une vertu pateline</text:p>
      <text:p text:style-name="P9">Dans l’<text:tab/>Église font oraison</text:p>
      <text:p text:style-name="P9">Et puis font rage à la maison ;</text:p>
      <text:p text:style-name="P9">Ces femmes folles ou meschantes</text:p>
      <text:p text:style-name="P9">Feroient volontiers les Bacchantes,</text:p>
      <text:p text:style-name="P9">Pourveu que Monsieur leur espoux</text:p>
      <text:p text:style-name="P9">Fist trophée et portast les coups ;</text:p>
      <text:p text:style-name="P9">Le vieux sujet que je rabille</text:p>
      <text:p text:style-name="P9">D’une drosle et neuve roupille</text:p>
      <text:p text:style-name="P9">Peut fournir dequoy censurer :</text:p>
      <text:p text:style-name="P9">Qui joüeroit à le deschirer</text:p>
      <text:p text:style-name="P9">Mais la censure trop picquante</text:p>
      <text:p text:style-name="P10">Feroit un meurtre de Bacchan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Condensed" svg:font-family="'DejaVu Sans Condensed'"/>
    <style:font-face style:name="roboto condensed" svg:font-family="'roboto condensed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.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_3c_argument_3e_" style:display-name="&lt;argument&gt;" style:family="paragraph" style:parent-style-name="Text_20_body">
      <style:paragraph-properties fo:margin-left="1cm" fo:margin-right="1cm" fo:text-indent="0cm" style:auto-text-indent="false"/>
      <style:text-properties fo:font-style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c_l_3e_" style:display-name="&lt;l&gt;" style:family="paragraph" style:parent-style-name="Text_20_body">
      <style:paragraph-properties fo:text-align="center" style:justify-single-word="false"/>
    </style:style>
    <style:style style:name="Corps_20_du_20_texte_20__28_2_29_" style:display-name="Corps du texte (2)" style:family="paragraph" style:master-page-name="">
      <loext:graphic-properties draw:fill="solid" draw:fill-color="#ffffff" draw:opacity="100%"/>
      <style:paragraph-properties fo:margin-left="0cm" fo:margin-right="0cm" fo:text-indent="-3.669cm" style:auto-text-indent="false" style:page-number="auto" fo:background-color="#ffffff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c_pb_3e_" style:display-name="&lt;pb&gt;" style:family="text">
      <style:text-properties fo:color="#ff3333" style:text-position="sub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FontStyle" style:family="text">
      <style:text-properties fo:color="#000000" style:text-position="0% 100%" style:font-name="DejaVu Sans Condensed" fo:font-family="'DejaVu Sans Condensed'" fo:font-size="12pt" fo:letter-spacing="normal" fo:language="fr" fo:country="FR" style:font-name-asian="DejaVu Sans Condensed" style:font-family-asian="'DejaVu Sans Condensed'" style:font-size-asian="12pt" style:language-asian="fr" style:country-asian="FR" style:font-name-complex="DejaVu Sans Condensed" style:font-family-complex="'DejaVu Sans Condensed'" style:font-size-complex="12pt" style:language-complex="fr" style:country-complex="FR" style:text-scale="100%"/>
    </style:style>
    <style:style style:name="CharStyle4" style:family="text" style:parent-style-name="DefaultFontStyle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arolina Suchecka</meta:initial-creator>
    <meta:creation-date>2019-03-24T12:23:45.39</meta:creation-date>
    <dc:date>2020-08-06T15:46:41.545621244</dc:date>
    <meta:editing-duration>PT14H15M9S</meta:editing-duration>
    <meta:editing-cycles>22</meta:editing-cycles>
    <meta:generator>LibreOffice/6.4.4.2$Linux_X86_64 LibreOffice_project/40$Build-2</meta:generator>
    <meta:document-statistic meta:table-count="0" meta:image-count="0" meta:object-count="0" meta:page-count="8" meta:paragraph-count="297" meta:word-count="1639" meta:character-count="9141" meta:non-whitespace-character-count="7773"/>
  </office:meta>
</office:document-meta>
</file>